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style>
    <style:style style:name="P2" style:parent-style-name="En-têtedetabledesmatières" style:family="paragraph"/>
    <style:style style:name="P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6"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1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1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1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1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1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1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1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18" style:parent-style-name="Policepardéfaut" style:family="text">
      <style:text-properties fo:color="#0563C1" style:text-underline-type="single" style:text-underline-style="solid" style:text-underline-width="auto" style:text-underline-mode="continuous" style:language-asian="fr" style:country-asian="FR"/>
    </style:style>
    <style:style style:name="P1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0" style:parent-style-name="Policepardéfaut" style:family="text">
      <style:text-properties fo:color="#0563C1" style:text-underline-type="single" style:text-underline-style="solid" style:text-underline-width="auto" style:text-underline-mode="continuous" style:language-asian="fr" style:country-asian="FR"/>
    </style:style>
    <style:style style:name="P2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2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2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2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2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30"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3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32"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3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3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3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40"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4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4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4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4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4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4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4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4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50"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5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5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5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54" style:parent-style-name="Policepardéfaut" style:family="text">
      <style:text-properties fo:background-color="#FFFF00"/>
    </style:style>
    <style:style style:name="T55" style:parent-style-name="Policepardéfaut" style:family="text">
      <style:text-properties fo:background-color="#FFFF00"/>
    </style:style>
    <style:style style:name="T56" style:parent-style-name="Policepardéfaut" style:family="text">
      <style:text-properties fo:background-color="#FFFF00"/>
    </style:style>
    <style:style style:name="T57" style:parent-style-name="Marquedecommentaire" style:family="text">
      <style:text-properties style:font-name="Calibri" style:font-name-asian="Calibri" fo:font-style="normal" style:font-style-asian="normal" style:font-style-complex="normal" style:use-window-font-color="true"/>
    </style:style>
    <style:style style:name="P58" style:parent-style-name="Titre1" style:list-style-name="WW_OutlineListStyle_2" style:family="paragraph">
      <style:text-properties fo:language="en" fo:country="US"/>
    </style:style>
    <style:style style:name="P59" style:parent-style-name="Normal" style:family="paragraph">
      <style:text-properties fo:font-weight="bold" style:font-weight-asian="bold"/>
    </style:style>
    <style:style style:name="P60" style:parent-style-name="Normal" style:family="paragraph">
      <style:text-properties fo:font-weight="bold" style:font-weight-asian="bold"/>
    </style:style>
    <style:style style:name="T61" style:parent-style-name="Policepardéfaut" style:family="text">
      <style:text-properties fo:background-color="#FFFF00"/>
    </style:style>
    <style:style style:name="T62" style:parent-style-name="Policepardéfaut" style:family="text">
      <style:text-properties fo:background-color="#FFFF00"/>
    </style:style>
    <style:style style:name="P63" style:parent-style-name="Normal" style:family="paragraph">
      <style:text-properties fo:font-weight="bold" style:font-weight-asian="bold"/>
    </style:style>
    <style:style style:name="T64" style:parent-style-name="Policepardéfaut" style:family="text">
      <style:text-properties fo:background-color="#FFFF00"/>
    </style:style>
    <style:style style:name="P65" style:parent-style-name="Normal" style:family="paragraph">
      <style:text-properties fo:font-weight="bold" style:font-weight-asian="bold"/>
    </style:style>
    <style:style style:name="P66" style:parent-style-name="Normal" style:family="paragraph">
      <style:text-properties fo:font-weight="bold" style:font-weight-asian="bold"/>
    </style:style>
    <style:style style:name="T67" style:parent-style-name="Policepardéfaut" style:family="text">
      <style:text-properties fo:background-color="#FFFF00"/>
    </style:style>
    <style:style style:name="P68" style:parent-style-name="Normal" style:family="paragraph">
      <style:text-properties fo:font-weight="bold" style:font-weight-asian="bold"/>
    </style:style>
    <style:style style:name="P69" style:parent-style-name="Normal" style:family="paragraph">
      <style:text-properties fo:font-weight="bold" style:font-weight-asian="bold"/>
    </style:style>
    <style:style style:name="P70" style:parent-style-name="Normal" style:family="paragraph">
      <style:text-properties fo:font-weight="bold" style:font-weight-asian="bold"/>
    </style:style>
    <style:style style:name="P71" style:parent-style-name="Normal" style:family="paragraph">
      <style:text-properties fo:font-weight="bold" style:font-weight-asian="bold"/>
    </style:style>
    <style:style style:name="T72" style:parent-style-name="Policepardéfaut" style:family="text">
      <style:text-properties fo:background-color="#FFFF00"/>
    </style:style>
    <style:style style:name="P73" style:parent-style-name="Normal" style:family="paragraph">
      <style:text-properties fo:font-weight="bold" style:font-weight-asian="bold"/>
    </style:style>
    <style:style style:name="P74" style:parent-style-name="Normal" style:family="paragraph">
      <style:text-properties fo:font-weight="bold" style:font-weight-asian="bold"/>
    </style:style>
    <style:style style:name="T75" style:parent-style-name="Policepardéfaut" style:family="text">
      <style:text-properties fo:background-color="#FFFF00"/>
    </style:style>
    <style:style style:name="P76" style:parent-style-name="Normal" style:family="paragraph">
      <style:text-properties fo:font-weight="bold" style:font-weight-asian="bold"/>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P79" style:parent-style-name="Normal" style:family="paragraph">
      <style:text-properties fo:font-weight="bold" style:font-weight-asian="bold"/>
    </style:style>
    <style:style style:name="P80" style:parent-style-name="Normal" style:family="paragraph">
      <style:paragraph-properties fo:text-align="justify"/>
    </style:style>
    <style:style style:name="T81" style:parent-style-name="Policepardéfaut" style:family="text">
      <style:text-properties fo:background-color="#FFFF00"/>
    </style:style>
    <style:style style:name="P82" style:parent-style-name="Normal" style:family="paragraph">
      <style:paragraph-properties fo:text-align="justify"/>
    </style:style>
    <style:style style:name="T83" style:parent-style-name="Policepardéfaut" style:family="text">
      <style:text-properties fo:background-color="#FFFF00"/>
    </style:style>
    <style:style style:name="P84" style:parent-style-name="Normal" style:family="paragraph">
      <style:text-properties fo:font-weight="bold" style:font-weight-asian="bold"/>
    </style:style>
    <style:style style:name="P85" style:parent-style-name="Normal" style:family="paragraph">
      <style:paragraph-properties fo:text-align="justify"/>
    </style:style>
    <style:style style:name="T86" style:parent-style-name="Policepardéfaut" style:family="text">
      <style:text-properties fo:background-color="#FFFF00"/>
    </style:style>
    <style:style style:name="T87" style:parent-style-name="Policepardéfaut" style:family="text">
      <style:text-properties fo:background-color="#FFFF00"/>
    </style:style>
    <style:style style:name="T88" style:parent-style-name="Policepardéfaut" style:family="text">
      <style:text-properties fo:background-color="#FFFF00"/>
    </style:style>
    <style:style style:name="P89" style:parent-style-name="Normal" style:family="paragraph">
      <style:paragraph-properties fo:text-align="justify"/>
    </style:style>
    <style:style style:name="T90" style:parent-style-name="Policepardéfaut" style:family="text">
      <style:text-properties fo:background-color="#FFFF00"/>
    </style:style>
    <style:style style:name="T91" style:parent-style-name="Policepardéfaut" style:family="text">
      <style:text-properties fo:background-color="#FFFF00"/>
    </style:style>
    <style:style style:name="P92" style:parent-style-name="Normal" style:family="paragraph">
      <style:paragraph-properties fo:text-align="justify"/>
    </style:style>
    <style:style style:name="T93" style:parent-style-name="Policepardéfaut" style:family="text">
      <style:text-properties fo:background-color="#FFFF00"/>
    </style:style>
    <style:style style:name="P94" style:parent-style-name="Normal" style:family="paragraph">
      <style:paragraph-properties fo:text-align="justify"/>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text-position="sub 63.6%"/>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text-position="sub 63.6%"/>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text-position="sub 63.6%"/>
    </style:style>
    <style:style style:name="T101" style:parent-style-name="Policepardéfaut" style:family="text">
      <style:text-properties fo:font-weight="bold" style:font-weight-asian="bold"/>
    </style:style>
    <style:style style:name="T102" style:parent-style-name="Policepardéfaut" style:family="text">
      <style:text-properties fo:font-weight="bold" style:font-weight-asian="bold" fo:background-color="#FFFF00"/>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T105" style:parent-style-name="Policepardéfaut" style:family="text">
      <style:text-properties fo:background-color="#FFFF00"/>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T108" style:parent-style-name="Policepardéfaut" style:family="text">
      <style:text-properties fo:background-color="#FFFF00"/>
    </style:style>
    <style:style style:name="T109" style:parent-style-name="Policepardéfaut" style:family="text">
      <style:text-properties fo:background-color="#FFFF00"/>
    </style:style>
    <style:style style:name="P110" style:parent-style-name="Normal" style:family="paragraph">
      <style:text-properties fo:font-weight="bold" style:font-weight-asian="bold"/>
    </style:style>
    <style:style style:name="T111" style:parent-style-name="Policepardéfaut" style:family="text">
      <style:text-properties fo:background-color="#FFFF00"/>
    </style:style>
    <style:style style:name="P112" style:parent-style-name="Normal" style:family="paragraph">
      <style:text-properties fo:font-weight="bold" style:font-weight-asian="bold"/>
    </style:style>
    <style:style style:name="P113" style:parent-style-name="Paragraphedeliste" style:list-style-name="LFO4" style:family="paragraph"/>
    <style:style style:name="P114" style:parent-style-name="Paragraphedeliste" style:list-style-name="LFO4" style:family="paragraph"/>
    <style:style style:name="P115" style:parent-style-name="Paragraphedeliste" style:list-style-name="LFO4" style:family="paragraph"/>
    <style:style style:name="P116" style:parent-style-name="Paragraphedeliste" style:list-style-name="LFO4" style:family="paragraph"/>
    <style:style style:name="P117" style:parent-style-name="Paragraphedeliste" style:list-style-name="LFO4" style:family="paragraph"/>
    <style:style style:name="P118" style:parent-style-name="Paragraphedeliste" style:list-style-name="LFO4" style:family="paragraph"/>
    <style:style style:name="P119" style:parent-style-name="Paragraphedeliste" style:list-style-name="LFO4" style:family="paragraph"/>
    <style:style style:name="P120" style:parent-style-name="Normal" style:family="paragraph">
      <style:text-properties fo:font-weight="bold" style:font-weight-asian="bold"/>
    </style:style>
    <style:style style:name="P121" style:parent-style-name="Normal" style:family="paragraph">
      <style:text-properties fo:language="en" fo:country="US"/>
    </style:style>
    <style:style style:name="P122" style:parent-style-name="Normal" style:family="paragraph">
      <style:text-properties fo:font-weight="bold" style:font-weight-asian="bold"/>
    </style:style>
    <style:style style:name="T123" style:parent-style-name="Policepardéfaut" style:family="text">
      <style:text-properties fo:background-color="#FFFF00"/>
    </style:style>
    <style:style style:name="T124" style:parent-style-name="Policepardéfaut" style:family="text">
      <style:text-properties fo:language="en" fo:country="US"/>
    </style:style>
    <style:style style:name="T125" style:parent-style-name="Policepardéfaut" style:family="text">
      <style:text-properties fo:background-color="#FFFF00" fo:language="en" fo:country="US"/>
    </style:style>
    <style:style style:name="T126" style:parent-style-name="Policepardéfaut" style:family="text">
      <style:text-properties fo:language="en" fo:country="US"/>
    </style:style>
    <style:style style:name="T127" style:parent-style-name="Policepardéfaut" style:family="text">
      <style:text-properties fo:language="en" fo:country="US"/>
    </style:style>
    <style:style style:name="P128" style:parent-style-name="Normal" style:family="paragraph">
      <style:text-properties fo:font-weight="bold" style:font-weight-asian="bold"/>
    </style:style>
    <style:style style:name="T129" style:parent-style-name="Policepardéfaut" style:family="text">
      <style:text-properties fo:background-color="#FFFF00"/>
    </style:style>
    <style:style style:name="P130" style:parent-style-name="Normal" style:family="paragraph">
      <style:text-properties fo:language="en" fo:country="US"/>
    </style:style>
    <style:style style:name="P131" style:parent-style-name="Normal" style:family="paragraph">
      <style:text-properties fo:font-weight="bold" style:font-weight-asian="bold" fo:language="en" fo:country="US"/>
    </style:style>
    <style:style style:name="T132" style:parent-style-name="Policepardéfaut" style:family="text">
      <style:text-properties fo:background-color="#FFFF00"/>
    </style:style>
    <style:style style:name="P133" style:parent-style-name="Normal" style:family="paragraph">
      <style:text-properties fo:font-weight="bold" style:font-weight-asian="bold"/>
    </style:style>
    <style:style style:name="T134" style:parent-style-name="Policepardéfaut" style:family="text">
      <style:text-properties fo:language="ro" fo:country="RO"/>
    </style:style>
    <style:style style:name="T135" style:parent-style-name="Policepardéfaut" style:family="text">
      <style:text-properties fo:language="ro" fo:country="RO"/>
    </style:style>
    <style:style style:name="T136" style:parent-style-name="Policepardéfaut" style:family="text">
      <style:text-properties fo:language="ro" fo:country="RO"/>
    </style:style>
    <style:style style:name="T137" style:parent-style-name="Policepardéfaut" style:family="text">
      <style:text-properties fo:language="ro" fo:country="RO"/>
    </style:style>
    <style:style style:name="T138" style:parent-style-name="Policepardéfaut" style:family="text">
      <style:text-properties fo:background-color="#FFFF00"/>
    </style:style>
    <style:style style:name="T139" style:parent-style-name="Policepardéfaut" style:family="text">
      <style:text-properties fo:background-color="#FFFF00"/>
    </style:style>
    <style:style style:name="T140" style:parent-style-name="Policepardéfaut" style:family="text">
      <style:text-properties fo:background-color="#FFFF00"/>
    </style:style>
    <style:style style:name="T141" style:parent-style-name="Policepardéfaut" style:family="text">
      <style:text-properties fo:background-color="#FFFF00"/>
    </style:style>
    <style:style style:name="T142" style:parent-style-name="Policepardéfaut" style:family="text">
      <style:text-properties fo:background-color="#FFFF00"/>
    </style:style>
    <style:style style:name="T143" style:parent-style-name="Policepardéfaut" style:family="text">
      <style:text-properties fo:background-color="#FFFF00"/>
    </style:style>
    <style:style style:name="T144" style:parent-style-name="Policepardéfaut" style:family="text">
      <style:text-properties fo:background-color="#FFFF00"/>
    </style:style>
    <style:style style:name="P145" style:parent-style-name="Normal" style:family="paragraph">
      <style:text-properties fo:font-weight="bold" style:font-weight-asian="bold"/>
    </style:style>
    <style:style style:name="T146" style:parent-style-name="Policepardéfaut" style:family="text">
      <style:text-properties fo:background-color="#FFFF00"/>
    </style:style>
    <style:style style:name="P147" style:parent-style-name="Normal" style:family="paragraph">
      <style:text-properties fo:font-weight="bold" style:font-weight-asian="bold"/>
    </style:style>
    <style:style style:name="T148" style:parent-style-name="Policepardéfaut" style:family="text">
      <style:text-properties fo:background-color="#FFFF00"/>
    </style:style>
    <style:style style:name="P149" style:parent-style-name="Normal" style:family="paragraph">
      <style:text-properties fo:font-weight="bold" style:font-weight-asian="bold"/>
    </style:style>
    <style:style style:name="P150" style:parent-style-name="Normal" style:family="paragraph">
      <style:text-properties fo:font-weight="bold" style:font-weight-asian="bold" fo:background-color="#FFFF00"/>
    </style:style>
    <style:style style:name="P151" style:parent-style-name="Normal" style:family="paragraph">
      <style:text-properties fo:font-weight="bold" style:font-weight-asian="bold" fo:background-color="#FFFF00"/>
    </style:style>
    <style:style style:name="P152" style:parent-style-name="Normal" style:family="paragraph">
      <style:text-properties fo:font-weight="bold" style:font-weight-asian="bold" fo:background-color="#FFFF00"/>
    </style:style>
    <style:style style:name="P153" style:parent-style-name="Normal" style:family="paragraph">
      <style:text-properties fo:font-weight="bold" style:font-weight-asian="bold" fo:background-color="#FFFF00"/>
    </style:style>
    <style:style style:name="P154" style:parent-style-name="Normal" style:family="paragraph">
      <style:text-properties fo:font-weight="bold" style:font-weight-asian="bold" fo:background-color="#FFFF00"/>
    </style:style>
    <style:style style:name="P155" style:parent-style-name="Normal" style:family="paragraph">
      <style:text-properties fo:font-weight="bold" style:font-weight-asian="bold" fo:background-color="#FFFF00"/>
    </style:style>
    <style:style style:name="P156" style:parent-style-name="Normal" style:family="paragraph">
      <style:text-properties fo:font-weight="bold" style:font-weight-asian="bold" fo:background-color="#FFFF00"/>
    </style:style>
    <style:style style:name="P157" style:parent-style-name="Normal" style:family="paragraph">
      <style:text-properties fo:font-weight="bold" style:font-weight-asian="bold" fo:background-color="#FFFF00"/>
    </style:style>
    <style:style style:name="T158" style:parent-style-name="Policepardéfaut" style:family="text">
      <style:text-properties fo:background-color="#FFFF00"/>
    </style:style>
    <style:style style:name="T159" style:parent-style-name="Policepardéfaut" style:family="text">
      <style:text-properties fo:background-color="#FFFF00"/>
    </style:style>
    <style:style style:name="T160" style:parent-style-name="Policepardéfaut" style:family="text">
      <style:text-properties fo:background-color="#FFFF00"/>
    </style:style>
    <style:style style:family="graphic" style:name="a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office:automatic-styles>
  <office:body>
    <office:text text:use-soft-page-breaks="true">
      <text:p text:style-name="P1">Manuel de construction du Concentrateur Solaire Thermique Linéaire de Fresnel<text:line-break/>par Open Source Ecologie</text:p>
      <text:p text:style-name="Normal">Contributeurs :<text:s/></text:p>
      <text:p text:style-name="Normal">Andrea, Hugo, Cyril, Oriane, Jean, François, Clément, Tim, Manu,<text:s/>…</text:p>
      <text:p text:style-name="P2">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428889799" office:target-frame-name="_top" xlink:show="replace"><text:span text:style-name="Lienhypertexte">I.</text:span><text:tab/><text:span text:style-name="Lienhypertexte">Introduction</text:span><text:tab/>2</text:a></text:p>
          <text:p text:style-name="P4"><text:a xlink:href="#_Toc428889800" office:target-frame-name="_top" xlink:show="replace"><text:span text:style-name="Lienhypertexte">A.</text:span><text:tab/><text:span text:style-name="Lienhypertexte">Informations générales</text:span><text:tab/>2</text:a></text:p>
          <text:p text:style-name="P5"><text:a xlink:href="#_Toc428889801" office:target-frame-name="_top" xlink:show="replace"><text:span text:style-name="Lienhypertexte">1.</text:span><text:tab/><text:span text:style-name="Lienhypertexte">Coût</text:span><text:tab/>2</text:a></text:p>
          <text:p text:style-name="P6"><text:a xlink:href="#_Toc428889802" office:target-frame-name="_top" xlink:show="replace"><text:span text:style-name="Lienhypertexte">2.</text:span><text:tab/><text:span text:style-name="Lienhypertexte">Temps de réalisation</text:span><text:tab/>2</text:a></text:p>
          <text:p text:style-name="P7"><text:a xlink:href="#_Toc428889803" office:target-frame-name="_top" xlink:show="replace"><text:span text:style-name="Lienhypertexte">3.</text:span><text:tab/><text:span text:style-name="Lienhypertexte">Niveau de difficulté technique</text:span><text:tab/>2</text:a></text:p>
          <text:p text:style-name="P8"><text:a xlink:href="#_Toc428889804" office:target-frame-name="_top" xlink:show="replace"><text:span text:style-name="Lienhypertexte">B.</text:span><text:tab/><text:span text:style-name="Lienhypertexte">Résumé, accroche</text:span><text:tab/>2</text:a></text:p>
          <text:p text:style-name="P9"><text:a xlink:href="#_Toc428889805" office:target-frame-name="_top" xlink:show="replace"><text:span text:style-name="Lienhypertexte">C.</text:span><text:tab/><text:span text:style-name="Lienhypertexte">Conditions d’émergence</text:span><text:tab/>2</text:a></text:p>
          <text:p text:style-name="P10"><text:a xlink:href="#_Toc428889806" office:target-frame-name="_top" xlink:show="replace"><text:span text:style-name="Lienhypertexte">D.</text:span><text:tab/><text:span text:style-name="Lienhypertexte">Historique</text:span><text:tab/>2</text:a></text:p>
          <text:p text:style-name="P11"><text:a xlink:href="#_Toc428889807" office:target-frame-name="_top" xlink:show="replace"><text:span text:style-name="Lienhypertexte">E</text:span><text:span text:style-name="Lienhypertexte">.</text:span><text:tab/><text:span text:style-name="Lienhypertexte">Principe de fonctionnement</text:span><text:tab/>2</text:a></text:p>
          <text:p text:style-name="P12"><text:a xlink:href="#_Toc428889808" office:target-frame-name="_top" xlink:show="replace"><text:span text:style-name="Lienhypertexte">II.</text:span><text:tab/><text:span text:style-name="Lienhypertexte">Conception</text:span><text:tab/>2</text:a></text:p>
          <text:p text:style-name="P13"><text:a xlink:href="#_Toc428889809" office:target-frame-name="_top" xlink:show="replace"><text:span text:style-name="Lienhypertexte">A.</text:span><text:tab/><text:span text:style-name="Lienhypertexte">Champ de miroirs</text:span><text:tab/>2</text:a></text:p>
          <text:p text:style-name="P14"><text:a xlink:href="#_Toc428889810" office:target-frame-name="_top" xlink:show="replace"><text:span text:style-name="Lienhypertexte">1.</text:span><text:tab/><text:span text:style-name="Lienhypertexte">Structure support</text:span><text:tab/>2</text:a></text:p>
          <text:p text:style-name="P15"><text:a xlink:href="#_Toc428889811" office:target-frame-name="_top" xlink:show="replace"><text:span text:style-name="Lienhypertexte">2.</text:span><text:tab/><text:span text:style-name="Lienhypertexte">Facette miroir</text:span><text:tab/>2</text:a></text:p>
          <text:p text:style-name="P16"><text:a xlink:href="#_Toc428889812" office:target-frame-name="_top" xlink:show="replace"><text:span text:style-name="Lienhypertexte">B.</text:span><text:tab/><text:span text:style-name="Lienhypertexte">Récepteur</text:span><text:tab/>2</text:a></text:p>
          <text:p text:style-name="P17"><text:span text:style-name="T18"><draw:custom-shape svg:x="6.50249in" svg:y="0.3052in" svg:width="0.34792in" svg:height="0.19792in" draw:z-index="251661312" draw:id="id0" draw:style-name="a0" draw:name="Étoile à 4 branches 3" text:anchor-type="paragraph"><svg:title/><svg:desc/><draw:enhanced-geometry draw:path-stretchpoint-x="21600" draw:path-stretchpoint-y="21600" draw:type="non-primitive" svg:viewBox="0 0 21600 21600" draw:enhanced-path="M ?f10 ?f22 L ?f39 ?f41 ?f23 ?f10 ?f40 ?f41 ?f16 ?f22 ?f40 ?f42 ?f23 ?f17 ?f39 ?f42 Z N" draw:text-areas="?f39 ?f41 ?f40 ?f42"><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2500"/><draw:equation draw:name="f12" draw:formula="2700000 + ?f1"/><draw:equation draw:name="f13" draw:formula="?f12 - ?f1"/><draw:equation draw:name="f14" draw:formula="21600 * ?f7"/><draw:equation draw:name="f15" draw:formula="21600 * ?f6"/><draw:equation draw:name="f16" draw:formula="?f14 / ?f8"/><draw:equation draw:name="f17" draw:formula="?f15 / ?f8"/><draw:equation draw:name="f18" draw:formula="?f17 - ?f10"/><draw:equation draw:name="f19" draw:formula="?f16 - ?f10"/><draw:equation draw:name="f20" draw:formula="?f18 / 2"/><draw:equation draw:name="f21" draw:formula="?f19 / 2"/><draw:equation draw:name="f22" draw:formula="?f10 + ?f20"/><draw:equation draw:name="f23" draw:formula="?f10 + ?f21"/><draw:equation draw:name="f24" draw:formula="?f21 * ?f11"/><draw:equation draw:name="f25" draw:formula="?f20 * ?f11"/><draw:equation draw:name="f26" draw:formula="?f24 / 50000"/><draw:equation draw:name="f27" draw:formula="?f25 / 50000"/><draw:equation draw:name="f28" draw:formula="?f13 + ?f1"/><draw:equation draw:name="f29" draw:formula="?f28 * ?f9 / ?f0"/><draw:equation draw:name="f30" draw:formula="0 - ?f29"/><draw:equation draw:name="f31" draw:formula="sin(?f30)"/><draw:equation draw:name="f32" draw:formula="0 - ?f31"/><draw:equation draw:name="f33" draw:formula="?f32"/><draw:equation draw:name="f34" draw:formula="cos(?f30)"/><draw:equation draw:name="f35" draw:formula="0 - ?f34"/><draw:equation draw:name="f36" draw:formula="?f35"/><draw:equation draw:name="f37" draw:formula="?f33 * ?f26"/><draw:equation draw:name="f38" draw:formula="?f36 * ?f27"/><draw:equation draw:name="f39" draw:formula="?f23 - ?f37"/><draw:equation draw:name="f40" draw:formula="?f23 + ?f37"/><draw:equation draw:name="f41" draw:formula="?f22 - ?f38"/><draw:equation draw:name="f42" draw:formula="?f22 + ?f38"/></draw:enhanced-geometry></draw:custom-shape></text:span><text:a xlink:href="#_Toc428889813" office:target-frame-name="_top" xlink:show="replace"><text:span text:style-name="Lienhypertexte">1.</text:span><text:tab/><text:span text:style-name="Lienhypertexte">Structure support</text:span><text:tab/>2</text:a></text:p>
          <text:p text:style-name="P19"><text:span text:style-name="T20"><draw:custom-shape svg:x="6.48395in" svg:y="0.30169in" svg:width="0.34792in" svg:height="0.19792in" draw:z-index="251663360" draw:id="id1" draw:style-name="a1" draw:name="Étoile à 4 branches 4" text:anchor-type="paragraph"><svg:title/><svg:desc/><draw:enhanced-geometry draw:path-stretchpoint-x="21600" draw:path-stretchpoint-y="21600" draw:type="non-primitive" svg:viewBox="0 0 21600 21600" draw:enhanced-path="M ?f10 ?f22 L ?f39 ?f41 ?f23 ?f10 ?f40 ?f41 ?f16 ?f22 ?f40 ?f42 ?f23 ?f17 ?f39 ?f42 Z N" draw:text-areas="?f39 ?f41 ?f40 ?f42"><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2500"/><draw:equation draw:name="f12" draw:formula="2700000 + ?f1"/><draw:equation draw:name="f13" draw:formula="?f12 - ?f1"/><draw:equation draw:name="f14" draw:formula="21600 * ?f7"/><draw:equation draw:name="f15" draw:formula="21600 * ?f6"/><draw:equation draw:name="f16" draw:formula="?f14 / ?f8"/><draw:equation draw:name="f17" draw:formula="?f15 / ?f8"/><draw:equation draw:name="f18" draw:formula="?f17 - ?f10"/><draw:equation draw:name="f19" draw:formula="?f16 - ?f10"/><draw:equation draw:name="f20" draw:formula="?f18 / 2"/><draw:equation draw:name="f21" draw:formula="?f19 / 2"/><draw:equation draw:name="f22" draw:formula="?f10 + ?f20"/><draw:equation draw:name="f23" draw:formula="?f10 + ?f21"/><draw:equation draw:name="f24" draw:formula="?f21 * ?f11"/><draw:equation draw:name="f25" draw:formula="?f20 * ?f11"/><draw:equation draw:name="f26" draw:formula="?f24 / 50000"/><draw:equation draw:name="f27" draw:formula="?f25 / 50000"/><draw:equation draw:name="f28" draw:formula="?f13 + ?f1"/><draw:equation draw:name="f29" draw:formula="?f28 * ?f9 / ?f0"/><draw:equation draw:name="f30" draw:formula="0 - ?f29"/><draw:equation draw:name="f31" draw:formula="sin(?f30)"/><draw:equation draw:name="f32" draw:formula="0 - ?f31"/><draw:equation draw:name="f33" draw:formula="?f32"/><draw:equation draw:name="f34" draw:formula="cos(?f30)"/><draw:equation draw:name="f35" draw:formula="0 - ?f34"/><draw:equation draw:name="f36" draw:formula="?f35"/><draw:equation draw:name="f37" draw:formula="?f33 * ?f26"/><draw:equation draw:name="f38" draw:formula="?f36 * ?f27"/><draw:equation draw:name="f39" draw:formula="?f23 - ?f37"/><draw:equation draw:name="f40" draw:formula="?f23 + ?f37"/><draw:equation draw:name="f41" draw:formula="?f22 - ?f38"/><draw:equation draw:name="f42" draw:formula="?f22 + ?f38"/></draw:enhanced-geometry></draw:custom-shape></text:span><text:a xlink:href="#_Toc428889814" office:target-frame-name="_top" xlink:show="replace"><text:span text:style-name="Lienhypertexte">2.</text:span><text:tab/><text:span text:style-name="Lienhypertexte">Cintres</text:span><text:tab/>2</text:a></text:p>
          <text:p text:style-name="P21"><text:a xlink:href="#_Toc428889815" office:target-frame-name="_top" xlink:show="replace"><text:span text:style-name="Lienhypertexte">3.</text:span><text:tab/><text:span text:style-name="Lienhypertexte">Réflecteur CPC</text:span><text:tab/>2</text:a></text:p>
          <text:p text:style-name="P22"><text:a xlink:href="#_Toc428889816" office:target-frame-name="_top" xlink:show="replace"><text:span text:style-name="Lienhypertexte">4.</text:span><text:tab/><text:span text:style-name="Lienhypertexte">Tube absorbeur / chaud</text:span><text:span text:style-name="Lienhypertexte">ière</text:span><text:tab/>2</text:a></text:p>
          <text:p text:style-name="P23"><text:a xlink:href="#_Toc428889817" office:target-frame-name="_top" xlink:show="replace"><text:span text:style-name="Lienhypertexte">5.</text:span><text:tab/><text:span text:style-name="Lienhypertexte">Montage</text:span><text:tab/>2</text:a></text:p>
          <text:p text:style-name="P24"><text:a xlink:href="#_Toc428889818" office:target-frame-name="_top" xlink:show="replace"><text:span text:style-name="Lienhypertexte">C.</text:span><text:tab/><text:span text:style-name="Lienhypertexte">Système de suivi</text:span><text:tab/>2</text:a></text:p>
          <text:p text:style-name="P25"><text:a xlink:href="#_Toc428889819" office:target-frame-name="_top" xlink:show="replace"><text:span text:style-name="Lienhypertexte">1.</text:span><text:tab/><text:span text:style-name="Lienhypertexte">Moteurs</text:span><text:tab/>2</text:a></text:p>
          <text:p text:style-name="P26"><text:a xlink:href="#_Toc428889820" office:target-frame-name="_top" xlink:show="replace"><text:span text:style-name="Lienhypertexte">2.</text:span><text:tab/><text:span text:style-name="Lienhypertexte">Capteurs optiques</text:span><text:tab/>2</text:a></text:p>
          <text:p text:style-name="P27"><text:a xlink:href="#_Toc428889821" office:target-frame-name="_top" xlink:show="replace"><text:span text:style-name="Lienhypertexte">3.</text:span><text:tab/><text:span text:style-name="Lienhypertexte">Circuit de<text:s/></text:span><text:span text:style-name="Lienhypertexte">contrôle-commande</text:span><text:tab/>2</text:a></text:p>
          <text:p text:style-name="P28"><text:a xlink:href="#_Toc428889822" office:target-frame-name="_top" xlink:show="replace"><text:span text:style-name="Lienhypertexte">4.</text:span><text:tab/><text:span text:style-name="Lienhypertexte">Code logiciel</text:span><text:tab/>2</text:a></text:p>
          <text:p text:style-name="P29"><text:a xlink:href="#_Toc428889823" office:target-frame-name="_top" xlink:show="replace"><text:span text:style-name="Lienhypertexte">D.</text:span><text:tab/><text:span text:style-name="Lienhypertexte">Exemple d’usage</text:span><text:tab/>2</text:a></text:p>
          <text:p text:style-name="P30"><text:a xlink:href="#_Toc428889824" office:target-frame-name="_top" xlink:show="replace"><text:span text:style-name="Lienhypertexte">1.</text:span><text:tab/><text:span text:style-name="Lienhypertexte">Hammam</text:span><text:tab/>2</text:a></text:p>
          <text:p text:style-name="P31"><text:a xlink:href="#_Toc428889825" office:target-frame-name="_top" xlink:show="replace"><text:span text:style-name="Lienhypertexte">2.</text:span><text:tab/><text:span text:style-name="Lienhypertexte">Cuiseur</text:span><text:tab/>2</text:a></text:p>
          <text:p text:style-name="P32"><text:a xlink:href="#_Toc428889826" office:target-frame-name="_top" xlink:show="replace"><text:span text:style-name="Lienhypertexte">III.</text:span><text:tab/><text:span text:style-name="Lienhypertexte">Réalis</text:span><text:span text:style-name="Lienhypertexte">ation</text:span><text:tab/>2</text:a></text:p>
          <text:p text:style-name="P33"><text:a xlink:href="#_Toc428889827" office:target-frame-name="_top" xlink:show="replace"><text:span text:style-name="Lienhypertexte">A.</text:span><text:tab/><text:span text:style-name="Lienhypertexte">Matériel</text:span><text:tab/>2</text:a></text:p>
          <text:p text:style-name="P34"><text:a xlink:href="#_Toc428889828" office:target-frame-name="_top" xlink:show="replace"><text:span text:style-name="Lienhypertexte">1.</text:span><text:tab/><text:span text:style-name="Lienhypertexte">Matériaux</text:span><text:tab/>2</text:a></text:p>
          <text:p text:style-name="P35"><text:a xlink:href="#_Toc428889829" office:target-frame-name="_top" xlink:show="replace"><text:span text:style-name="Lienhypertexte">2.</text:span><text:tab/><text:span text:style-name="Lienhypertexte">Outillage</text:span><text:tab/>2</text:a></text:p>
          <text:p text:style-name="P36"><text:a xlink:href="#_Toc428889830" office:target-frame-name="_top" xlink:show="replace"><text:span text:style-name="Lienhypertexte">B.</text:span><text:tab/><text:span text:style-name="Lienhypertexte">Champ de miroirs</text:span><text:tab/>2</text:a></text:p>
          <text:p text:style-name="P37"><text:a xlink:href="#_Toc428889831" office:target-frame-name="_top" xlink:show="replace"><text:span text:style-name="Lienhypertexte">1.</text:span><text:tab/><text:span text:style-name="Lienhypertexte">Structure support</text:span><text:tab/>2</text:a></text:p>
          <text:p text:style-name="P38"><text:a xlink:href="#_Toc428889832" office:target-frame-name="_top" xlink:show="replace"><text:span text:style-name="Lienhypertexte">2.</text:span><text:tab/><text:span text:style-name="Lienhypertexte">Facette miroir</text:span><text:tab/>3</text:a></text:p>
          <text:p text:style-name="P39"><text:a xlink:href="#_Toc428889833" office:target-frame-name="_top" xlink:show="replace"><text:span text:style-name="Lienhypertexte">C.</text:span><text:tab/><text:span text:style-name="Lienhypertexte">Récepteur</text:span><text:tab/>3</text:a></text:p>
          <text:p text:style-name="P40"><text:a xlink:href="#_Toc428889834" office:target-frame-name="_top" xlink:show="replace"><text:span text:style-name="Lienhypertexte">1.</text:span><text:tab/><text:span text:style-name="Lienhypertexte">Structure support</text:span><text:tab/>3</text:a></text:p>
          <text:p text:style-name="P41"><text:a xlink:href="#_Toc428889835" office:target-frame-name="_top" xlink:show="replace"><text:span text:style-name="Lienhypertexte">2.</text:span><text:tab/><text:span text:style-name="Lienhypertexte">Cintres</text:span><text:tab/>3</text:a></text:p>
          <text:p text:style-name="P42"><text:a xlink:href="#_Toc428889836" office:target-frame-name="_top" xlink:show="replace"><text:span text:style-name="Lienhypertexte">3.</text:span><text:tab/><text:span text:style-name="Lienhypertexte">Réflecteur CPC</text:span><text:tab/>3</text:a></text:p>
          <text:p text:style-name="P43"><text:a xlink:href="#_Toc428889837" office:target-frame-name="_top" xlink:show="replace"><text:span text:style-name="Lienhypertexte">4.</text:span><text:tab/><text:span text:style-name="Lienhypertexte">Tube absorbeur / chaudière</text:span><text:tab/>4</text:a></text:p>
          <text:p text:style-name="P44"><text:a xlink:href="#_Toc428889838" office:target-frame-name="_top" xlink:show="replace"><text:span text:style-name="Lienhypertexte">5.</text:span><text:tab/><text:span text:style-name="Lienhypertexte">Montage</text:span><text:tab/>5</text:a></text:p>
          <text:p text:style-name="P45"><text:a xlink:href="#_Toc428889839" office:target-frame-name="_top" xlink:show="replace"><text:span text:style-name="Lienhypertexte">6.</text:span><text:tab/><text:span text:style-name="Lienhypertexte">Points à améliorer</text:span><text:tab/>5</text:a></text:p>
          <text:p text:style-name="P46"><text:a xlink:href="#_Toc428889840" office:target-frame-name="_top" xlink:show="replace"><text:span text:style-name="Lienhypertexte">D.</text:span><text:tab/><text:span text:style-name="Lienhypertexte">Système de suivi</text:span><text:tab/>6</text:a></text:p>
          <text:p text:style-name="P47"><text:a xlink:href="#_Toc428889841" office:target-frame-name="_top" xlink:show="replace"><text:span text:style-name="Lienhypertexte">1.</text:span><text:tab/><text:span text:style-name="Lienhypertexte">Moteurs</text:span><text:tab/>6</text:a></text:p>
          <text:p text:style-name="P48"><text:a xlink:href="#_Toc428889842" office:target-frame-name="_top" xlink:show="replace"><text:span text:style-name="Lienhypertexte">2.</text:span><text:tab/><text:span text:style-name="Lienhypertexte">Capteurs optiques</text:span><text:tab/>6</text:a></text:p>
          <text:p text:style-name="P49"><text:a xlink:href="#_Toc428889843" office:target-frame-name="_top" xlink:show="replace"><text:span text:style-name="Lienhypertexte">3.</text:span><text:tab/><text:span text:style-name="Lienhypertexte">Circuit de contrôle-commande</text:span><text:tab/>6</text:a></text:p>
          <text:p text:style-name="P50"><text:a xlink:href="#_Toc428889844" office:target-frame-name="_top" xlink:show="replace"><text:span text:style-name="Lienhypertexte">4.</text:span><text:tab/><text:span text:style-name="Lienhypertexte">Code logiciel</text:span><text:tab/>6</text:a></text:p>
          <text:p text:style-name="P51"><text:a xlink:href="#_Toc428889845" office:target-frame-name="_top" xlink:show="replace"><text:span text:style-name="Lienhypertexte">E.</text:span><text:tab/><text:span text:style-name="Lienhypertexte">Exemple d’usage</text:span><text:tab/>6</text:a></text:p>
          <text:p text:style-name="P52"><text:a xlink:href="#_Toc428889846" office:target-frame-name="_top" xlink:show="replace"><text:span text:style-name="Lienhypertexte">1.</text:span><text:tab/><text:span text:style-name="Lienhypertexte">Hammam</text:span><text:tab/>6</text:a></text:p>
          <text:p text:style-name="P53"><text:a xlink:href="#_Toc428889847" office:target-frame-name="_top" xlink:show="replace"><text:span text:style-name="Lienhypertexte">2.</text:span><text:tab/><text:span text:style-name="Lienhypertexte">Cuiseur</text:span><text:tab/>6</text:a></text:p>
        </text:index-body>
      </text:table-of-content>
      <text:p text:style-name="Normal"/>
      <text:p text:style-name="Normal"/>
      <text:h text:style-name="Titre1" text:outline-level="1"><text:bookmark-start text:name="_Toc428889799"/>Introduction<text:bookmark-end text:name="_Toc428889799"/></text:h>
      <text:h text:style-name="Titre2" text:outline-level="2"><text:bookmark-start text:name="_Toc428889800"/>Informations générales<text:bookmark-end text:name="_Toc428889800"/></text:h>
      <text:h text:style-name="Titre3" text:outline-level="3"><text:bookmark-start text:name="_Toc428889801"/>Coût<text:bookmark-end text:name="_Toc428889801"/></text:h>
      <text:p text:style-name="Normal">1000-1500€ de matériel à affiner</text:p>
      <text:h text:style-name="Titre3" text:outline-level="3"><text:bookmark-start text:name="_Toc428889802"/>Temps de réalisation<text:bookmark-end text:name="_Toc428889802"/></text:h>
      <text:p text:style-name="Normal">100-150h ?</text:p>
      <text:h text:style-name="Titre3" text:outline-level="3"><text:bookmark-start text:name="_Toc428889803"/>Niveau de difficulté technique<text:bookmark-end text:name="_Toc428889803"/></text:h>
      <text:p text:style-name="Normal">Expert : besoin de savoir-faire notamment pour le circuit hydraulique, surtout dans le cas d’un usage de vapeur sous pression.</text:p>
      <text:h text:style-name="Titre2" text:outline-level="2"><text:bookmark-start text:name="_Toc428889804"/>Résumé, accroche<text:bookmark-end text:name="_Toc428889804"/></text:h>
      <text:p text:style-name="Normal"><text:s/>Vous êtes agriculteur et souhaitez transformer vous-même vos produits pour leur donner une plus grande valeur ajoutée ? Vous êtes artisan<text:s/>ou petit industriel et souhaitez réduire vos coûts énergétiques et l’empreinte écologique de vos produits ?</text:p>
      <text:soft-page-break/>
      <text:p text:style-name="Normal">Le concentrateur solaire Open Source Ecologie est fait pour vous : vous pourrez extraire vos huiles essentielles, cuire vos confitures, stériliser vos bocaux, purifier de l’eau, rendre du bois imputrescible, alimenter vos procédés en vapeur jusqu’à 250°C…</text:p>
      <text:p text:style-name="Normal">Vous pourrez combiner les usages pour utiliser pleinement votre installation. Elle viendra par exemple en appoint pour le chauffage d’eau chaude sanitaire, le séchage de produits, ou encore l’alimentation d’un hammam !</text:p>
      <text:h text:style-name="Titre2" text:outline-level="2"><text:bookmark-start text:name="_Toc428889805"/>Conditions d’émergence<text:bookmark-end text:name="_Toc428889805"/></text:h>
      <text:p text:style-name="Normal">Ce concentrateur solaire vise à rendre accessible la chaleur solaire aux petits producteurs, artisans, micro-industries. L’utilisation de l’énergie solaire favorise ainsi une meilleure distribution de l’activité économique sur le territoire. La création de valeur ajoutée <text:s/>de manière décentralisée peut notamment dynamiser les territoires ruraux.</text:p>
      <text:p text:style-name="Normal">L’utilisation optimale du concentrateur est pour des besoins de chaleur<text:s/>entre 100°C et 200°C. On peut envisager des usages jusqu’à 250°C, ainsi que des usages complémentaires en dessous de 100°C. Ce sont donc plus de la moitié des besoins en chaleur de l’industrie qui sont concernés.</text:p>
      <text:h text:style-name="Titre2" text:outline-level="2"><text:bookmark-start text:name="_Toc428889806"/>Historique<text:bookmark-end text:name="_Toc428889806"/></text:h>
      <text:p text:style-name="Normal">L’énergie solaire est depuis<text:s/>toujours la plus grande source d’énergie disponible sur la terre : de manière directe (chauffe-eau solaire, séchoir solaire, cuiseur solaire, centrale solaires thermiques, photovoltaïque), ou indirecte (vent, biomasse, hydraulique, géothermie de surface).<text:s/></text:p>
      <text:p text:style-name="Normal">L’utilisation directe de l’énergie solaire existe depuis<text:s/><text:span text:style-name="T54">longtemps</text:span>.<text:s/><text:span text:style-name="T55">Depuis quelques années</text:span>, elle se développe plus intensément. De nombreux industriels développent des technologies pour produire de l’électricité ou de la chaleur. Les connaissances se diffusent rapidement dans le monde de la recherche. Mais arrivé au stade commercial, le partage des solutions techniques est plus frileux. L’avancement technologique est donc quelque peu ralentit. En proposant une technologie libre, nous permettons de construire une expérience citoyenne de cette technologie solaire à concentration. Nous encourageons l’utilisation et le travail sur cette technologie, pour l’améliorer et répondre aux besoins de la transition énergétique de manière efficace et accessible.</text:p>
      <text:p text:style-name="Normal">Les concentrateurs linéaires de Fresnel sont une technologie jeune au niveau industriel, par rapport aux concentrateurs cylindro-paraboliques, sur lesquels des centrales industrielles sont en utilisation aux USA depuis les années 1980. Depuis les années 2000, une<text:s/>centrale Linéaire de Fresnel produit de l’électricité en Espagne. D’autres centrales pilotes sont également en fonctionnement. Un concentrateur solaire Linéaire de Fresnel alimente une laiterie en Sardaigne depuis<text:s/><text:span text:style-name="T56">2013</text:span>.<text:s/></text:p>
      <text:p text:style-name="Normal"/>
      <text:h text:style-name="Titre2" text:outline-level="2"><text:bookmark-start text:name="_Toc428889807"/>Principe de fonctionnement<text:bookmark-end text:name="_Toc428889807"/></text:h>
      <text:p text:style-name="Normal"/>
      <text:h text:style-name="Titre1" text:outline-level="1"><text:bookmark-start text:name="_Toc428889808"/>Conception<text:bookmark-end text:name="_Toc428889808"/></text:h>
      <text:h text:style-name="Titre2" text:outline-level="2"><text:bookmark-start text:name="_Toc428889809"/><office:annotation office:name="0"><dc:creator>F V</dc:creator><dc:date>2015-09-01T10:52:00</dc:date><text:p text:style-name="Commentaire">Journal des choix techniques (et esthétiques ?), avec justification des choix, ressources…</text:p><text:p text:style-name="Commentaire">Sous forme de tableau : réorganiser le tableau pour faire apparaître la structure du rapport, lier les parties conception/réalisation</text:p></office:annotation>Champ de miroirs<text:bookmark-end text:name="_Toc428889809"/></text:h>
      <text:h text:style-name="Titre3" text:outline-level="3"><text:bookmark-start text:name="_Toc428889810"/>Structure support<text:bookmark-end text:name="_Toc428889810"/></text:h>
      <text:h text:style-name="Titre3" text:outline-level="3"><text:bookmark-start text:name="_Toc428889811"/>Facette miroir<text:bookmark-end text:name="_Toc428889811"/></text:h>
      <text:p text:style-name="Normal">facette alternative, moins chère, mais moins recyclable et plus difficile à construire pour une même qualité </text:p>
      <text:h text:style-name="Titre2" text:outline-level="2"><text:bookmark-start text:name="_Toc428889812"/><text:soft-page-break/>Récepteur<text:bookmark-end text:name="_Toc428889812"/></text:h>
      <text:h text:style-name="Titre3" text:outline-level="3"><text:bookmark-start text:name="_Toc428889813"/>Structure support<text:bookmark-end text:name="_Toc428889813"/></text:h>
      <text:h text:style-name="Titre3" text:outline-level="3"><text:bookmark-start text:name="_Toc428889814"/>Cintres<text:bookmark-end text:name="_Toc428889814"/></text:h>
      <text:h text:style-name="Titre3" text:outline-level="3"><text:bookmark-start text:name="_Toc428889815"/>Réflecteur CPC<text:bookmark-end text:name="_Toc428889815"/></text:h>
      <text:h text:style-name="Titre3" text:outline-level="3"><text:bookmark-start text:name="_Toc428889816"/>Tube absorbeur / chaudière<text:bookmark-end text:name="_Toc428889816"/></text:h>
      <text:h text:style-name="Titre3" text:outline-level="3"><text:bookmark-start text:name="_Toc428889817"/>Montage<text:bookmark-end text:name="_Toc428889817"/></text:h>
      <text:h text:style-name="Titre2" text:outline-level="2"><text:bookmark-start text:name="_Toc428889818"/>Système de suivi<text:bookmark-end text:name="_Toc428889818"/></text:h>
      <text:h text:style-name="Titre3" text:outline-level="3"><text:bookmark-start text:name="_Toc428889819"/>Moteurs<text:bookmark-end text:name="_Toc428889819"/></text:h>
      <text:h text:style-name="Titre3" text:outline-level="3"><text:bookmark-start text:name="_Toc428889820"/>Capteurs<text:s/>optiques<text:bookmark-end text:name="_Toc428889820"/></text:h>
      <text:h text:style-name="Titre3" text:outline-level="3"><text:bookmark-start text:name="_Toc428889821"/>Circuit de contrôle-commande<text:bookmark-end text:name="_Toc428889821"/></text:h>
      <text:h text:style-name="Titre3" text:outline-level="3"><text:bookmark-start text:name="_Toc428889822"/>Code logiciel<text:bookmark-end text:name="_Toc428889822"/></text:h>
      <text:h text:style-name="Titre2" text:outline-level="2"><text:bookmark-start text:name="_Toc428889823"/>Exemple d’usage<text:bookmark-end text:name="_Toc428889823"/></text:h>
      <text:h text:style-name="Titre3" text:outline-level="3"><text:bookmark-start text:name="_Toc428889824"/>Hammam<text:bookmark-end text:name="_Toc428889824"/></text:h>
      <text:h text:style-name="Titre4" text:outline-level="4">Circuit hydraulique</text:h>
      <text:h text:style-name="Titre4" text:outline-level="4">Structure</text:h>
      <text:h text:style-name="Titre3" text:outline-level="3"><text:bookmark-start text:name="_Toc428889825"/>Cuiseur<text:bookmark-end text:name="_Toc428889825"/></text:h>
      <text:h text:style-name="Titre4" text:outline-level="4">Circuit hydraulique</text:h>
      <text:h text:style-name="Titre4" text:outline-level="4">Structure<text:span text:style-name="T57"><office:annotation-end office:name="0"/></text:span></text:h>
      <text:h text:style-name="P58" text:outline-level="1"><text:bookmark-start text:name="_Toc428889826"/>Réalisation<text:bookmark-end text:name="_Toc428889826"/><text:s/>(building time) /documentation time/</text:h>
      <text:h text:style-name="Titre2" text:outline-level="2"><text:bookmark-start text:name="_Toc428889827"/>Matériel<text:bookmark-end text:name="_Toc428889827"/></text:h>
      <text:h text:style-name="Titre3" text:outline-level="3"><text:bookmark-start text:name="_Toc428889828"/>Matériaux<text:bookmark-end text:name="_Toc428889828"/></text:h>
      <text:h text:style-name="Titre3" text:outline-level="3"><text:bookmark-start text:name="_Toc428889829"/>Outillage<text:bookmark-end text:name="_Toc428889829"/></text:h>
      <text:h text:style-name="Titre2" text:outline-level="2"><text:bookmark-start text:name="_Toc428889830"/>Champ de miroirs<text:bookmark-end text:name="_Toc428889830"/><text:s/>(3j) /5h/</text:h>
      <text:h text:style-name="Titre3" text:outline-level="3"><text:bookmark-start text:name="_Toc428889831"/>Structure support<text:bookmark-end text:name="_Toc428889831"/><text:s/>(1j)</text:h>
      <text:p text:style-name="P59">Etape 1 : Découper les barres</text:p>
      <text:p text:style-name="Normal">Découper 2 barres de 25x25 mm sur 2130 mm de longueur qui servent de support aux deux barres principales : 2 barres de 30x40 mm sur 1430 mm de longueur. Par exemple utiliser une meuleuse.</text:p>
      <text:p text:style-name="P60">Etape 2 : Pointer et percer les trous sur le tube rectangulaire 30x40</text:p>
      <text:p text:style-name="Normal">Les deux barres de support des facettes de miroirs doivent être percées précisément de deux trous tous les 143 mm. La position de ces trous garantit le parallélisme des facettes entre elles. C’est important pour que toutes les facettes réfléchissent la lumière sur une même ligne. Travailler au millimètre.</text:p>
      <text:p text:style-name="Normal">Imprimer le gabarit sur du papier bristol en utilisant par exemple une découpeuse laser en mode découpeuse et traceur. Utiliser<text:s/><text:span text:style-name="T61">le plan</text:span><text:s/>disponible sur<text:s/><text:span text:style-name="T62">le fichier</text:span>. Le gabarit est proposé en 2 parties, qu’il suffit d’assembler en joignant précisément les deux morceaux par simple contact. Positionner le gabarit sur le tube carré en veillant bien à ce que le papier soit d’aplomb sur les bords du tube et aux<text:s/>extrémités. Fixer le gabarit avec du ruban adhésif. Attention : si le tube carré est soudé par l’intérieur sur une face, il faut percer sur cette face. En effet, en perçant depuis la face opposée, le foret serait dévié à l’approche de la soudure.</text:p>
      <text:soft-page-break/>
      <text:p text:style-name="Normal">Poinçonner précisément l’emplacement des trous marqués sur le gabarit avec un pointeau et un marteau.</text:p>
      <text:p text:style-name="Normal">Percer au foret de 6 mm, avec une perceuse à colonne. Utiliser un foret suffisamment long pour percer le tube carré de part en part.</text:p>
      <text:p text:style-name="P63">Etape 3 : Pointer et percer les trous aux extrémités des tubes du cadre</text:p>
      <text:p text:style-name="Normal">Il s’agit de percer à chaque extrémité des 4 tubes, les deux trous de liaison qui assurent (dans une certaine mesure) le maintien de la forme carrée du cadre.</text:p>
      <text:p text:style-name="Normal">Marquer en rayant les tubes, l’emplacement des trous comme l’indique<text:s/><text:span text:style-name="T64">le schéma</text:span> : les 2 trous sont placés à 10 mm et 30 mm sur la largeur du tube de 40 mm et centrés à 12.5 mm sur la largeur du tube de 25 mm. De cette manière, les tubes sont fixés d’aplomb, à leur extrémité.</text:p>
      <text:p text:style-name="Normal">Percer au foret de 6 mm, avec une perceuse à colonne. Utiliser un foret suffisamment long pour percer le tube carré de part en part (au moins 60mm pour percer les 2 tubes à la fois, en cas de rattrapage).</text:p>
      <text:p text:style-name="P65">Etape 4 : Assembler les 4 barres<text:s/></text:p>
      <text:p text:style-name="Normal">Positionner les tubes carrés sur une table : les<text:s/>tubes de 25x25mm d’abord, puis par-dessus les tubes 30x40mm en appui sur la face de 40mm aux extrémités des tubes de 25x25mm. Les fixer à chaque angle avec une vis M6 de 60mm de long. Ajuster le positionnement des tubes en contrôlant l’angle droit avec une<text:s/>équerre.<text:s/><office:annotation office:name="1"><dc:creator>F V</dc:creator><dc:date>2015-09-02T17:27:00</dc:date><text:p text:style-name="Commentaire">Solution à valider</text:p></office:annotation>Si la deuxième vis ne rentre pas<text:span text:style-name="Marquedecommentaire"><office:annotation-end office:name="1"/></text:span><text:s/>dans les deux tubes, ajuster l’alignement des trous en passant un coup de perceuse à main de part en part. Répéter l’opération aux quatre angles pour compléter la fixation.<text:s/></text:p>
      <text:p text:style-name="P66">Etape 5 : Découper les supports des moteurs et des facettes</text:p>
      <text:p text:style-name="Normal">Découper les pièces support des moteurs et des axes des facettes, en utilisant<text:s/><text:span text:style-name="T67">le fichier</text:span><text:s/>, à la découpeuse laser. Il faut 20 pièces supports de moteurs et 40 pièces support d’axe des facettes (un support à chaque<text:s/>extrémité de facette).</text:p>
      <text:p text:style-name="P68">Etape 6 : Fixer les supports sur le cadre</text:p>
      <text:p text:style-name="Normal">Fixer les supports des moteurs sur le tube, côté extérieur. Le moteur et l’axe viennent se fixer au-dessus du tube, donc leurs supports doivent dépasser vers le haut.<text:s/></text:p>
      <text:h text:style-name="Titre3" text:outline-level="3"><text:bookmark-start text:name="_Toc428889832"/>Facette miroir<text:bookmark-end text:name="_Toc428889832"/><text:s/>(2j)</text:h>
      <text:p text:style-name="P69">Etape 1 : Préparer les tubes carrés</text:p>
      <text:p text:style-name="Normal">Découper les tubes<text:s/>d’aluminium<text:s/>de 40x20<text:s/>mm à 2000 mm de longueur (ou les acheter directement à cette dimension). Percer un trou de 5 mm centré dans la largeur, à 100 mm de chaque extrémité. Tarauder ce trou pour des vis de 6<text:s/>mm de diamètre (M6).</text:p>
      <text:p text:style-name="P70">Etape 2 : Préparer les axes</text:p>
      <text:p text:style-name="Normal">Découper 40 tiges de 8mm de diamètre de 20 cm de longueur chacune. Créer un méplat à 147mm de l’extrémité de la tige qui sera placée à l’extérieur du tube aluminium.<text:s/></text:p>
      <text:p text:style-name="P71">Etape 3 :<text:s/>Préparer<text:s/>les supports des axes</text:p>
      <text:p text:style-name="Normal">Dans une planche de bois de 100mm d’épaisseur, découper à l’imprimante laser 40 cales intérieures (coins arrondis) et 40 cales extérieures (coins droits) selon<text:s/><text:span text:style-name="T72">le fichier</text:span>.<text:s/></text:p>
      <text:p text:style-name="P73">Etape 4 :<text:s/>Préparer les miroirs</text:p>
      <text:soft-page-break/>
      <text:p text:style-name="Normal">Découper des bandes de tôle miroir de 2000 mm de longueur et 100 mm de largeur. On peut utiliser un cutter. Si la plaque de base n’est pas assez longue, on peut découper deux portions de 1000 mm de longueur pour couvrir chaque facette. Veiller à ne pas déformer le miroir, pour conserver une planéité parfaite des facettes : 0,1° de déformation génère 1 cm de décalage sur le récepteur.</text:p>
      <text:p text:style-name="P74">Etape 5 : Assembler les<text:s/>axes</text:p>
      <text:p text:style-name="Normal">Pour chacune des 40 tiges axes : insérer une cale intérieure<text:s/>à l’extrémité intérieure de la tige (proche du méplat). Insérer une<text:s/>cale<text:s/>extérieure<text:s/>à l’autre extrémité et laisser dépasser 47<text:s/>mm de tige.<text:s/>Poser l’axe et ses<text:s/>cales sur un support plan, avec l’axe en bas, de sorte à s’assurer que les<text:s/>cales sont parallèles entre elles. Dans cette même position, orienter le méplat vers le haut<text:s/><text:span text:style-name="T75">(photo)</text:span>.<text:s/>Fixer<text:s/>les<text:s/>cales<text:s/>avec un point de colle (araldite).<text:s/></text:p>
      <text:p text:style-name="P76">Etape 6 : Assembler les facettes</text:p>
      <text:p text:style-name="Normal">Insérer les axes et leurs cales dans les tubes en aluminium. La tige axe doit être tangente à la face opposée au trou fileté. Ainsi, le méplat fait face à la vis. Fixer la vis dans le trou fileté jusqu’à appuyer l’axe au niveau du méplat. L’axe est alors maintenu en position dans la longueur et latéralement.</text:p>
      <text:p text:style-name="Normal">Coller les bandes de miroirs sur les tubes en aluminium.<text:s/>Veiller à ce qu’ils soient bien centrés dans la largeur.</text:p>
      <text:h text:style-name="Titre3" text:outline-level="3"><text:bookmark-start text:name="_Toc428889833"/>Améliorations possibles</text:h>
      <text:p text:style-name="Normal">Impression du gabarit papier : sur une imprimante classique A4, quelle procédure ?</text:p>
      <text:p text:style-name="Normal">Ajouter un tube en diagonale pour éviter les mouvements de type parallélogramme déformable.</text:p>
      <text:p text:style-name="Normal">La solution pour la facette avec tube carré en aluminium de 40x20mm, sur lequel est posé le miroir, est une amélioration. La première solution envisagée a été abandonnée : <text:span text:style-name="T77">Solution avec demi-tube de PVC</text:span><text:span text:style-name="T78">. (1-2h par 2 facettes ? =&gt; 10h. A optimiser) Découper 10 tubes PVC en deux dans la longueur (un gabarit peut aider à couper correctement le tube), formant ainsi 20 supports de miroirs. Découper 6 demi-disques en bois par facette, avec un trou pour positionner l’axe du moteur. L’axe est maintenu par 2 demi-disques à chaque extrémité. 2 demi-disques supplémentaires permettent de renforcer la structure et supportent les miroirs. Les bandes de 10cm de large de miroir sont collées sur la surface du demi-tube de PVC et s’appuie aussi sur les 6 demi-disques de bois.</text:span><text:s/>Le problème principal est la mauvaise résistance de la facette en torsion : l’ensemble de la lumière réfléchie ne serait pas collecté sur la même ligne, ce qui est rédhibitoire pour de bonnes performances optiques…</text:p>
      <text:p text:style-name="Normal"/>
      <text:h text:style-name="Titre2" text:outline-level="2">Récepteur<text:bookmark-end text:name="_Toc428889833"/><text:s/>(2j) /10h/</text:h>
      <text:h text:style-name="Titre3" text:outline-level="3"><text:bookmark-start text:name="_Toc428889834"/>Structure support<text:bookmark-end text:name="_Toc428889834"/><text:s/>(1j)</text:h>
      <text:p text:style-name="P79">Etape 1 : Préparer les barres du "tipi"</text:p>
      <text:p text:style-name="P80">Découper 4 barres 30x30 sur 2300 mm<text:s/><text:span text:style-name="T81">( ?)</text:span><text:s/>de longueur : une coupe droite + une coupe à 45°. Percer selon le plan les trous pour l’assemblage des pieds du "tipi" (1 trou/barre), la fixation du récepteur (1 trou par barre), la fixation des barres inférieures dans la longueur (2 trous par barre), la fixation de la barre transversale (1 trou par barre). Vérifier la longueur totale de la barre : la longueur qui importe pour le positionnement des trous est celle mesurée depuis la base du pied.<text:s/></text:p>
      <text:p text:style-name="P82">Découper 4 plats de 30mm de large et 5mm d’épaisseur et<text:s/>40mm<text:s/><text:span text:style-name="T83">(check)</text:span><text:s/>de long. Percer et tarauder les plats à 1 cm du bord pour fixer un pied réglable à vis de 8mm de diamètre. Souder les plats aux extrémités coupées à 45°. On obtient ainsi un pied horizontal réglable.</text:p>
      <text:p text:style-name="P84">Etape 2 : Préparer les barres inférieures,<text:s/>les renforts, la barre transversale et le câble transversal.</text:p>
      <text:soft-page-break/>
      <text:p text:style-name="P85">Découper les barres inférieures : 4 barres 20x20 sur 2200 mm<text:s/><text:span text:style-name="T86">(check)</text:span><text:s/>de longueur (Amélioration :<text:s/><text:span text:style-name="T87">ou une barre carrée de 20x30 ou 20x40 ?</text:span>). Souder 2 barres côte à côte pour former une barre rectangulaire. Les percer aux extrémités selon<text:s/><text:span text:style-name="T88">le plan</text:span>.</text:p>
      <text:p text:style-name="P89">Découper les barres de renfort : 2 barres 20x20 sur 1000 mm de longueur avec un angle de 45° aux deux extrémités. Découper 2 plats de 20x3 sur 100 mm de longueur et 2 cornières 30x50 (profilé en L) sur 100<text:s/>mm de longueur. Percer les 2 plats et les 2 cornières selon<text:s/><text:span text:style-name="T90">le plan</text:span>. Souder les cornières et les plats selon<text:s/><text:span text:style-name="T91">le plan</text:span><text:s/>aux extrémités de la barre de 100 mm. Les barres de renfort sont prêtes. Bien veiller à obtenir un angle de 45° entre la surface extérieure du plat et la barre, ainsi qu’entre la surface extérieure de la cornière et la barre. Cela garanti l’angle droit entre la barre du "tipi" et la barre inférieure.<text:s/></text:p>
      <text:p text:style-name="P92">Découper la barre transversale : un plat de 30x5 sur 2150 mm de longueur. Les percer aux extrémités selon<text:s/><text:span text:style-name="T93">le plan</text:span> : les trous sont distants de 2120 mm (à 1500mm du trou d’assemblage du "tipi").</text:p>
      <text:p text:style-name="P94">Découper le câble de 2mm de diamètre sur une longueur de 2000 mm environ. Ajuster sa longueur de manière à obtenir une longueur totale de 2120 mm entre les trous de fixation sur les barres du "tipi" : former une boucle à une extrémité et pincer à l’étau l’anneau de serrage sur le câble ; mesurer l’élément d’ajustage de la longueur en position ouverte (<text:span text:style-name="T95">L</text:span><text:span text:style-name="T96">max</text:span>) et couper le câble à une longueur de (2120 -<text:s/><text:span text:style-name="T97">L</text:span><text:span text:style-name="T98">max</text:span><text:s/>+ 40 mm) de manière à former la boucle pour une longueur de câble finale (2120 -<text:s/><text:span text:style-name="T99">L</text:span><text:span text:style-name="T100">max</text:span>).</text:p>
      <text:p text:style-name="Normal"><text:span text:style-name="T101">Etape 3 : Assemblage et montage de la structure </text:span><text:span text:style-name="T102">à revoir…</text:span></text:p>
      <text:p text:style-name="P103">Assembler à l’horizontale, les barres 2 à 2 pour former les deux supports en "tipi", à l’aide d’une vis de<text:s/>diamètre 10 mm. Visser les pieds réglables sur leur support, au bas des barres des "tipis".</text:p>
      <text:p text:style-name="P104">Fixer les barres inférieures au pied des barres du tipi : cela fixe la distance entre les "tipis". Positionner les barres de renfort de 100 mm avec des serre-joints<text:s/>ou des pinces étaux selon<text:s/><text:span text:style-name="T105">le schéma</text:span>. Vérifier que : (1) la barre du "tipi" et la barre inférieure forment un angle de 90°, (2) le plat et la cornière sont bien parallèles, respectivement à la barre inférieure et à la barre du "tipi". Percer la barre du tipi et la barre inférieure dans le prolongement du trou de l’élément de renfort (plat et cornière). Si le foret n’est pas assez long, percer d’abord le trou côté élément de renfort. Puis, marquer le point opposé au premier trou et percer le deuxième trou depuis l’autre côté de la barre.</text:p>
      <text:p text:style-name="Normal">A 2 personnes, lever la structure pour former les tipis. Une troisième personne positionne la barre transversale au nord, côté où il y a les renforts, en la fixant avec 2 vis. Ensuite, elle fixe le câble côté sud et ajuste sa<text:s/>longueur à 2120. La structure doit alors tenir en équilibre, mais c’est mieux si une personne continue de maintenir le "tipi" côté sud. Pendant ce temps, les deux autres personnes peuvent apporter le récepteur et le positionner sur le tipi. Il reste à passer les vis pour fixer le tube du récepteur aux barres du "tipi". Cette opération termine de rigidifier la structure.<text:s/></text:p>
      <text:p text:style-name="Normal"/>
      <text:h text:style-name="Titre3" text:outline-level="3">Structure du récepteur<text:s/>(1h)</text:h>
      <text:p text:style-name="P106">Poutre centrale</text:p>
      <text:p text:style-name="Normal">Découper une barre de 30x30mm de 2300mm de longueur.</text:p>
      <text:p text:style-name="P107">Profilés latéraux en L</text:p>
      <text:p text:style-name="Normal">Découper deux profilés en L 30x60mm de 3mm d’épaisseur et 2100 mm<text:s/><text:span text:style-name="T108">(à vérifier)</text:span><text:s/>de longueur.<text:s/></text:p>
      <text:p text:style-name="Normal">Percer les trous de fixation aux cintres.<text:s/></text:p>
      <text:p text:style-name="Normal">Percer les trous de fixation<text:s/>à la jonction (cf ci-dessous).</text:p>
      <text:soft-page-break/>
      <text:p text:style-name="Normal">Souder un plat à chaque extrémité du L (pour fixation sur le "tipi"…)<text:s/><text:span text:style-name="T109">(à valider, en coordination avec la longueur)</text:span></text:p>
      <text:p text:style-name="P110">Jonction de la poutre centrale et des profilés latéraux en L</text:p>
      <text:p text:style-name="Normal">Découper, percer, souder selon<text:s/><text:span text:style-name="T111">le plan</text:span>.</text:p>
      <text:p text:style-name="P112">Cintre</text:p>
      <text:p text:style-name="Normal">Imprimer les 10 cintres à la découpeuse laser, dans<text:s/>une planche (lamellé collé par exemple)<text:s/>de 10mm d’épaisseur.</text:p>
      <text:p text:style-name="Normal">Imprimer 2 cintres pleins, sans l’évidage pour le réflecteur secondaire, pour fermer le récepteur aux extrémités.</text:p>
      <text:p text:style-name="Normal"/>
      <text:h text:style-name="Titre3" text:outline-level="3"><text:bookmark-start text:name="_Toc428889836"/>Réflecteur CPC<text:bookmark-end text:name="_Toc428889836"/><text:s/>(3h)</text:h>
      <text:h text:style-name="Titre4" text:outline-level="4">Objectif</text:h>
      <text:p text:style-name="Normal">Mettre en forme le réflecteur secondaire Concentrateur Parabolique Composé (CPC)</text:p>
      <text:h text:style-name="Titre4" text:outline-level="4">Matériaux et Outillage</text:h>
      <text:list text:style-name="LFO4" text:continue-numbering="true">
        <text:list-item>
          <text:p text:style-name="P113">Le squelette du CPC</text:p>
        </text:list-item>
        <text:list-item>
          <text:p text:style-name="P114">Tôle alu finition miroir de 0.5mm</text:p>
        </text:list-item>
        <text:list-item>
          <text:p text:style-name="P115">Cutter</text:p>
        </text:list-item>
        <text:list-item>
          <text:p text:style-name="P116">réglet de 1m et équerre métallique</text:p>
        </text:list-item>
        <text:list-item>
          <text:p text:style-name="P117">3 grands serre-joints</text:p>
        </text:list-item>
        <text:list-item>
          <text:p text:style-name="P118">Perceuse et forêt de 4mm</text:p>
        </text:list-item>
        <text:list-item>
          <text:p text:style-name="P119">X vis M4<text:s/>et rondelles<text:s/></text:p>
        </text:list-item>
      </text:list>
      <text:h text:style-name="Titre4" text:outline-level="4">Pliage des miroirs secondaires<text:s/></text:h>
      <text:p text:style-name="P120">Etape 1 : Découpe d’une tôle miroir / Cutting the mirror sheet (15 min)</text:p>
      <text:p text:style-name="Normal">Au cutter, découper un rectangle de 340 par 680 mm de la tôle miroir. Veillez à protéger la surface du miroir pendant l’opération et effectuer la découpe au dos. Il faut passer plusieurs fois au cutter pour entamer le métal puis il cède en le pliant successivement dans un sens puis dans l’autre.</text:p>
      <text:p text:style-name="P121">With a cutter, cut a 340 by 680 mm rectangle of mirror sheet. Mind to protect the reflective surface of the mirror during the operation and to work on the back side. One needs to run the cutter several times to bite the metal and to fold back and forth in order to detach it.<text:s/></text:p>
      <text:p text:style-name="P122">Etape 2 : Tracé des traits de pliage / Marking folding lines (30 min)</text:p>
      <text:p text:style-name="Normal">Au cutter, tracer les traits de pliage selon le plan<text:s/><text:span text:style-name="T123">suivant</text:span>. Il faut passer une fois au cutter pour marquer proprement le pliage mais ne pas fragiliser la structure du métal.</text:p>
      <text:p text:style-name="Normal"><text:span text:style-name="T124">With the cutter trace the folding lines following the plan<text:s/></text:span><text:span text:style-name="T125">below</text:span><text:span text:style-name="T126">. Run the cutter in or</text:span><text:span text:style-name="T127">der to mark the line without going through and fragilizing the metal.<text:s/></text:span></text:p>
      <text:p text:style-name="P128">Etape 3 : Perçage / drilling (30 min)</text:p>
      <text:soft-page-break/>
      <text:p text:style-name="Normal">Percer les trous de fixation du miroir selon le plan<text:s/><text:span text:style-name="T129">suivant</text:span>. Les trous oblongs peuvent êtres percés en penchant la perceuse de chaque côté jusqu’à<text:s/>obtenir un trou de 7 mm de long (voir suggestions d’amélioration en fin de section Récepteur à ce sujet).<text:s/></text:p>
      <text:p text:style-name="P130">Drill the holes<text:s/></text:p>
      <text:p text:style-name="P131">Etape 4.1 : Pliage / folding (1h)</text:p>
      <text:p text:style-name="Normal">Nous proposons ici une méthode simple en termes d’outillage. Une plieuse peut faire l’affaire si<text:s/>elle plie nettement le miroir. Il est plus facile de travailler à deux personnes pour bien plier le miroir.</text:p>
      <text:p text:style-name="Normal">On commence par un pli sur une ligne centrale. Choisir une table rigide, qui ne fléchit pas, avec un bord à angle droit net. Placer la tôle miroir face réfléchissante en bas, de manière à visualiser facilement les traits de pliage gravés sur la tôle. Plier selon le premier pli apparent (le deuxième pli central est caché sous la planche de maintien). Protéger le miroir avec une épaisseur de feuille de<text:s/>papier. Maintenir fermement la tôle miroir avec une planche fixée de chaque côté par un serre-joint. <text:s/>Choisir une planche bien rigide, avec un bord à angle droit net, de longueur supérieure à la tôle. Avec une autre planche au bord à angle droit net, de la<text:s/>longueur de la tôle, appuyer par-dessous pour imposer un pli de 20 à 30° à la tôle (environ la moitié de 45°). Bien s’assurer que la planche est contre le bord de la table. Couvrir la planche de papier, pour protéger la face réfléchissante du miroir. <text:s/>Bien appuyer de manière homogène sur toute la longueur de la tôle, pour avoir un pli régulier.<text:s/></text:p>
      <text:p text:style-name="Normal">Poursuivre avec la même méthode pour le deuxième pli central : il suffit de relâcher le maintien de la tôle et de la sortir de quelques millimètres pour faire apparaître la marque du deuxième pli. Refixer. Appuyer près du pli est d’autant plus important à cette étape. Le premier pli peut se renforcer, mais il faut imposer un angle au deuxième pli de 20 à 30°. L’angle total est alors de 45° environ.</text:p>
      <text:p text:style-name="Normal">Appliquer deux fois la même méthode pour chacun des plis latéraux (un de part et d’autre): fixer la tôle fermement par la bande latérale de<text:s/><text:span text:style-name="T132">20 mm</text:span>. Cela permet d’avoir une meilleure prise sur la tôle à plier. Imposer un angle à 90° net. Bien appuyer contre la ligne de pliage.</text:p>
      <text:p text:style-name="P133">Etape 4.2 : Courbure / folding (1h)</text:p>
      <text:p text:style-name="Normal">La tôle de 0.5 mm est assez rigide. Un préformage est nécessaire à maintenir le réflecteur dans la position imposée par les cintres. Nous proposons ici une méthode simple en termes d’outillage, qui donne un résultat<text:s/>correct mais nettement perfectible (toute suggestion d’amélioration est bienvenue). Il est plus facile de travailler à deux personnes pour bien courber le miroir sur toute sa longueur.</text:p>
      <text:p text:style-name="Normal">Installer une planche rigide de 15 cm de large maximum, surélevée de 10cm par rapport à la table. Cela permet de mettre en forme une partie du réflecteur, sans être gêné par l’autre volute.</text:p>
      <text:p text:style-name="Normal">Une première courbure est imposée par un tube de 10cm de diamètre : utiliser un tube d’évacuation en PVC par exemple. Placer la tôle face<text:s/>réfléchissante vers le haut. Aligner le premier pli central au bord de la planche de manière à laisser la deuxième volute libre vers l’avant. Protéger le réflecteur avec du papier. Fixer le tube au bord de la planche, le plus proche possible du centre du<text:s/>CPC. Veiller à ce que le tube soit parallèle à la tôle. Bien serrer avec les serre-joints (compatibles avec 25 cm de hauteur). Avec une planche peu large ou une barre métallique, relever la volute pincée sous le tube. Bien plaquer la tôle contre le tube sur toute sa longueur pour imposer une courbure régulière tout le long de la courbe. Insister sur la fin pour avoir une courbure jusqu’à la partie latérale du CPC.</text:p>
      <text:p text:style-name="Normal">Répéter l’opération sur l’autre volute.</text:p>
      <text:p text:style-name="Normal">Une deuxième courbure autour d’un tube de 4 cm est ensuite imposée à la partie centrale.<text:s/><text:span text:style-name="T134">Placer le tube de 4 cm de dans la même position que le tube de 10 cm. Attention à positionner le tube le plus<text:s/></text:span><text:soft-page-break/><text:span text:style-name="T135">proche possible du bord de la planche. La déformation du miroir sera ainsi donnée le plus proche possible du ce</text:span><text:span text:style-name="T136">ntre. Pour améliorer la courbure proche du centre, il est aussi possible de positionner le miroir dans l’autre sens. Le pincer en laissant environ 7 cm de miroir dépasser en mesurant depuis la pliure centrale. Ainsi, en relevant le miroir, on plaque la tôl</text:span><text:span text:style-name="T137">e sur le tube jusqu’au centre. En pratique, le résultat est un peu difficile à obtenir car on n’a pas de bras de lebier. En effet, il faut faire attention à ne pas déformer la pliure, ce qui risquerait de la casser.</text:span></text:p>
      <text:p text:style-name="Normal">Répéter l’opération sur l’autre volute.</text:p>
      <text:p text:style-name="Normal">Félicitations : le réflecteur secondaire CPC est prêt à être monté.</text:p>
      <text:h text:style-name="Titre3" text:outline-level="3"><text:bookmark-start text:name="_Toc428889837"/>Tube absorbeur / chaudière<text:bookmark-end text:name="_Toc428889837"/><text:s/>()</text:h>
      <text:p text:style-name="Normal"><text:span text:style-name="T138">Etape 1 : Souder la chaudière</text:span></text:p>
      <text:p text:style-name="Normal">Couper un tube en laiton de 55mm de diamètre extérieur d’une longueur de 1900mm.</text:p>
      <text:p text:style-name="Normal">Souder aux extrémités des raccords, selon<text:s/><text:span text:style-name="T139">le plan</text:span><text:span text:style-name="T140"><text:s/>(conseils complémentaires : cf Simon)</text:span><text:span text:style-name="T141">.</text:span><text:bookmark-start text:name="_Toc428889838"/></text:p>
      <text:p text:style-name="Normal"><text:span text:style-name="T142">Etape 2 : Rendre la chaudière absorbante</text:span></text:p>
      <text:p text:style-name="Normal">Gratter le tube au papier de verre fin ou bien à la paille de fer. Dégraisser le tube<text:s/><text:span text:style-name="T143">(préciser ?)</text:span>.</text:p>
      <text:p text:style-name="Normal">Oxyder le tube en appliquant un liquide oxydant au pinceau. Laisser sécher plusieurs heures. Rincer abondamment à l’eau pour enlever les cristaux de l’oxydant. Répéter l’opération 2 ou 3 fois<text:s/><text:span text:style-name="T144">(à valider)</text:span>.</text:p>
      <text:h text:style-name="Titre3" text:outline-level="3">Montage<text:bookmark-end text:name="_Toc428889838"/><text:s/>(3h)<text:s/></text:h>
      <text:p text:style-name="P145">Etape 1 : Placer les cintres sur le tube carré</text:p>
      <text:p text:style-name="Normal">Couper le tube carré à<text:s/><text:span text:style-name="T146">2.2m</text:span><text:s/>de longueur.</text:p>
      <text:p text:style-name="Normal">Placer les 10 cintres sur le tube carré, avec un espacement approximatif de 22 cm de distance.</text:p>
      <text:p text:style-name="P147">Etape 2 : Préparer le plat métallique de fixation latérale du réflecteur secondaire</text:p>
      <text:p text:style-name="Normal">Couper le plat à 2 m de longueur. Percer le plat selon le<text:s/><text:span text:style-name="T148">plan</text:span>, diamètre 4 mm : 10 trous, 1cm du bord aux extrémités et distance équidistante entre, soit 22 cm. Fraiser l’entrée du trou avec une mèche de 8 mm. L’important est que la vis à tête plate affleure<text:s/>à la surface du plat (sans dépasser). C’est la position de ces trous qui donnent la rigidité au récepteur en imposant la distance exacte entre les cintres. Attention à bien percer les deux plats de manière identique, pour que les cintres soient bien perpendiculaires à l’axe du récepteur.<text:s/></text:p>
      <text:p text:style-name="P149">Etape 3 : Fixer le réflecteur secondaire</text:p>
      <text:p text:style-name="Normal">Placer les 3 portions de réflecteurs préformés dans leur emplacement, avec un chevauchement type tuiles de toiture « dessus-dessous ». <text:s/>Commencer par fixer entièrement un côté : placer le plat latéral sur un côté du réflecteur préformé. Placer les vis dans chaque trou, afin de fixer la barre. Pincer l’écrou pour visser sans abimer le cintre.</text:p>
      <text:p text:style-name="P150">Etape 4 :<text:s/>Placer le tube dans la cavité (ajuster sa position en hauteur et latéralement)</text:p>
      <text:p text:style-name="P151">Etape 6 : Placer les capots réfléchissants aux extrémités de la cavité du récepteur</text:p>
      <text:p text:style-name="P152">Etape 5 : Positionner les L et la vitre (avec un joint en dessous et<text:s/>au-dessus), les fixer au récepteur<text:s/>par les cintres et la jonction.</text:p>
      <text:p text:style-name="P153">Etape 6 : Etanchéifier la cavité du récepteur avec du mastic (spécial feu)</text:p>
      <text:soft-page-break/>
      <text:p text:style-name="P154">Etape 7 : Remplir le récepteur d’isolant tout autour de la cavité</text:p>
      <text:p text:style-name="P155">Etape 8 :<text:s/>Fermer avec le capot</text:p>
      <text:p text:style-name="P156">Etape 8 : Positionner le récepteur sur sa structure.</text:p>
      <text:p text:style-name="P157"/>
      <text:p text:style-name="Normal"/>
      <text:h text:style-name="Titre3" text:outline-level="3"><text:bookmark-start text:name="_Toc428889839"/>Points à améliorer<text:bookmark-end text:name="_Toc428889839"/></text:h>
      <text:p text:style-name="Normal">Pour percer les trous oblongs sans abimer le foret, percer deux trous en poinçonnant le centre des trous à une distance de 3 mm (le deuxième trou est souvent moins réussi, un petit limage peut améliorer le résultat) ou 4 mm (un petit limage est nécessaire pour enlever la matière entre les deux trous.</text:p>
      <text:p text:style-name="Normal">Position des trous : peut-être percer les trous après avoir percé le plat ? Normalement, les trous oblongs donnent déjà une marge de ce point de vue.<text:s/></text:p>
      <text:p text:style-name="Normal">Le pliage du réflecteur secondaire est perfectible. La<text:s/>tôle miroir est difficile à mettre en forme, notamment dans sa partie centrale. Avec la méthode proposée, le miroir ne suit pas bien la forme du cintre dans sa partie centrale. Une idée est de travailler les deux volutes séparément pour donner plus facilement la courbure forte au centre. Le pli central serait alors formé après la courbure.</text:p>
      <text:p text:style-name="Normal">Dans la méthode proposée, la courbure centrale étant difficile à obtenir, le pli central nécessaire est donc moins important. Nous proposons donc de donner un angle réduit par rapport à la forme théorique, d’où l’angle de 45°. En donnant l’angle théorique de 90°, le réflecteur risque de casser au montage à cause du dépliage subit pour s’ajuster au cintre.</text:p>
      <text:p text:style-name="Normal">Le pliage à la plieuse à gouttière n’est pas satisfaisant d’après notre test : le pli n’est pas anguleux. Il a tendance à tordre le miroir dans un sens non désiré.</text:p>
      <text:p text:style-name="Normal">Pour la courbure serrée, un tube de 5 cm (au lieu de 4 cm) pourrait également être testé : cela permettrait d’utiliser le tube récepteur.</text:p>
      <text:p text:style-name="Normal"/>
      <text:p text:style-name="Normal">Position du tube carré : le placer à plat, au lieu de sur la pointe, permettrait de réduire la hauteur du CPC avec la même rigidité des cintres.</text:p>
      <text:p text:style-name="Normal"/>
      <text:h text:style-name="Titre2" text:outline-level="2"><text:bookmark-start text:name="_Toc428889840"/>Système de suivi<text:bookmark-end text:name="_Toc428889840"/><text:s/>(2j) /10h/</text:h>
      <text:h text:style-name="Titre3" text:outline-level="3"><text:bookmark-start text:name="_Toc428889841"/>Moteurs<text:bookmark-end text:name="_Toc428889841"/></text:h>
      <text:p text:style-name="Normal">Fixer les moteurs aux supports de la structure.</text:p>
      <text:p text:style-name="Normal"/>
      <text:h text:style-name="Titre3" text:outline-level="3"><text:bookmark-start text:name="_Toc428889842"/>Capteurs optiques<text:bookmark-end text:name="_Toc428889842"/>, boîtier de contrôle et câblage</text:h>
      <text:p text:style-name="Normal"/>
      <text:h text:style-name="Titre3" text:outline-level="3"><text:bookmark-start text:name="_Toc428889843"/>Circuit de<text:s/>contrôle-commande<text:bookmark-end text:name="_Toc428889843"/></text:h>
      <text:p text:style-name="Normal"><text:span text:style-name="T158">Schéma logiqu</text:span><text:span text:style-name="T159">e à insérer</text:span>.</text:p>
      <text:h text:style-name="Titre3" text:outline-level="3"><text:bookmark-start text:name="_Toc428889844"/>Code logiciel<text:bookmark-end text:name="_Toc428889844"/></text:h>
      <text:p text:style-name="Normal"><text:span text:style-name="T160">Lien vers le code</text:span>.</text:p>
      <text:h text:style-name="Titre2" text:outline-level="2"><text:bookmark-start text:name="_Toc428889845"/><text:soft-page-break/>Exemple d’usage<text:bookmark-end text:name="_Toc428889845"/><text:s/>(3j) /10h/</text:h>
      <text:h text:style-name="Titre3" text:outline-level="3"><text:bookmark-start text:name="_Toc428889846"/>Hammam<text:bookmark-end text:name="_Toc428889846"/></text:h>
      <text:h text:style-name="Titre4" text:outline-level="4">Circuit hydraulique</text:h>
      <text:h text:style-name="Titre4" text:outline-level="4">Structure</text:h>
      <text:h text:style-name="Titre3" text:outline-level="3"><text:bookmark-start text:name="_Toc428889847"/>Cuiseur<text:bookmark-end text:name="_Toc428889847"/></text:h>
      <text:h text:style-name="Titre4" text:outline-level="4">Circuit hydraulique</text:h>
      <text:h text:style-name="Titre4" text:outline-level="4">Structure</text:h>
      <text:p text:style-name="Normal"/>
      <text:p text:style-name="Normal">=&gt;Fabrication time estimate : 10j (+5j de marge ;) x 10h/j = 150h</text:p>
      <text:p text:style-name="Normal">=&gt; Documentation time estimate : 35h, avec la marge : 50h.</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4D78"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2" style:display-name="WW_OutlineListStyle_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Titre5Car" style:display-name="Titre 5 Car" style:family="text" style:parent-style-name="Policepardéfaut">
      <style:text-properties style:font-name="Calibri Light" style:font-name-asian="Times New Roman" style:font-name-complex="Times New Roman" fo:color="#2E74B5"/>
    </style:style>
    <style:style style:name="Titre6Car" style:display-name="Titre 6 Car" style:family="text" style:parent-style-name="Policepardéfaut">
      <style:text-properties style:font-name="Calibri Light" style:font-name-asian="Times New Roman" style:font-name-complex="Times New Roman" fo:color="#1F4D78"/>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4D78"/>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default-outline-level="1">
      <style:paragraph-properties style:vertical-align="auto" fo:line-height="104%"/>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WW_OutlineListStyle" style:display-name="WW_OutlineListStyl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 V</meta:initial-creator>
    <dc:creator>F V</dc:creator>
    <meta:creation-date>2015-09-09T09:17:00Z</meta:creation-date>
    <dc:date>2015-09-10T11:16:00Z</dc:date>
    <meta:template xlink:href="Normal" xlink:type="simple"/>
    <meta:editing-cycles>17</meta:editing-cycles>
    <meta:editing-duration>PT92820S</meta:editing-duration>
    <meta:document-statistic meta:page-count="12" meta:paragraph-count="56" meta:word-count="4365" meta:character-count="28321" meta:row-count="200" meta:non-whitespace-character-count="24012"/>
  </office:meta>
</office:document-meta>
</file>